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list xml:id="list6352323171323728763" text:style-name="L1">
        <text:list-item>
          <text:p text:style-name="P2">fermeture 2*1/4 de tours</text:p>
        </text:list-item>
        <text:list-item>
          <text:p text:style-name="P2">fermeture classique</text:p>
        </text:list-item>
        <text:list-item>
          <text:p text:style-name="P2">ouverture classique</text:p>
        </text:list-item>
        <text:list-item>
          <text:p text:style-name="P2">ouverture simple</text:p>
        </text:list-item>
        <text:list-item>
          <text:p text:style-name="P2">sous le bras</text:p>
        </text:list-item>
        <text:list-item>
          <text:p text:style-name="P2">passage</text:p>
        </text:list-item>
        <text:list-item>
          <text:p text:style-name="P2">visage</text:p>
        </text:list-item>
        <text:list-item>
          <text:p text:style-name="P2">(truc simple ou je passe sa main dans mon dos)</text:p>
        </text:list-item>
        <text:list-item>
          <text:p text:style-name="P2">enroulé</text:p>
        </text:list-item>
        <text:list-item>
          <text:p text:style-name="P2">(truc ou je commence main droite / main droite, lui fait faire un demi tour dans le sens inverse des aiguilles d'une montre, elle est dos à moi, ma main droite au dessus de son épaule droite, ma main gauche à gauche de ses hanches (je tiens ses mains), je la fais passer à gauches, puis à droite, puis demi tour sens des aiguilles d'une montre, et récupération main gauche)</text:p>
        </text:list-item>
        <text:list-item>
          <text:p text:style-name="P2">(truc deux mains, sous le bras + visage)</text:p>
        </text:list-item>
        <text:list-item>
          <text:p text:style-name="P2">parapluie</text:p>
        </text:list-item>
        <text:list-item>
          <text:p text:style-name="P2">demi tour simple</text:p>
        </text:list-item>
        <text:list-item>
          <text:p text:style-name="P2">demi tour accompagné</text:p>
        </text:list-item>
        <text:list-item>
          <text:p text:style-name="P2">demi tour à deux</text:p>
        </text:list-item>
        <text:list-item>
          <text:p text:style-name="P2"/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3-12-17T19:47:04</meta:creation-date>
    <dc:date>2013-12-17T20:05:45</dc:date>
    <dc:creator>yjfjyf jjku</dc:creator>
    <meta:editing-duration>PT18M42S</meta:editing-duration>
    <meta:editing-cycles>4</meta:editing-cycles>
    <meta:generator>OpenOffice/4.0.0$Unix OpenOffice.org_project/400m3$Build-9702</meta:generator>
    <meta:document-statistic meta:table-count="0" meta:image-count="0" meta:object-count="0" meta:page-count="1" meta:paragraph-count="15" meta:word-count="130" meta:character-count="645"/>
  </office:meta>
</office:document-meta>
</file>